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7da7d8"/>
    </style:style>
    <style:style style:name="ce2" style:family="table-cell" style:parent-style-name="Default">
      <style:table-cell-properties fo:background-color="#fdc578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f7a19a"/>
    </style:style>
    <style:style style:name="ce5" style:family="table-cell" style:parent-style-name="Default">
      <style:table-cell-properties fo:background-color="#bcaed5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float" office:value="359.9375" calcext:value-type="float">
            <text:p>359.9375</text:p>
          </table:table-cell>
          <table:table-cell office:value-type="float" office:value="5" calcext:value-type="float">
            <text:p>5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4130859375" calcext:value-type="float">
            <text:p>0.9984130859375</text:p>
          </table:table-cell>
          <table:table-cell office:value-type="float" office:value="0.03582763671875" calcext:value-type="float">
            <text:p>0.03582763671875</text:p>
          </table:table-cell>
          <table:table-cell office:value-type="float" office:value="-0.0440673828125" calcext:value-type="float">
            <text:p>-0.04406738281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k 2</text:p>
          </table:table-cell>
          <table:table-cell office:value-type="float" office:value="359.9375" calcext:value-type="float">
            <text:p>359.9375</text:p>
          </table:table-cell>
          <table:table-cell office:value-type="float" office:value="4.4375" calcext:value-type="float">
            <text:p>4.4375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59619140625" calcext:value-type="float">
            <text:p>0.99859619140625</text:p>
          </table:table-cell>
          <table:table-cell office:value-type="float" office:value="0.03564453125" calcext:value-type="float">
            <text:p>0.03564453125</text:p>
          </table:table-cell>
          <table:table-cell office:value-type="float" office:value="-0.03875732421875" calcext:value-type="float">
            <text:p>-0.0387573242187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k 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-3.625" calcext:value-type="float">
            <text:p>-3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71826171875" calcext:value-type="float">
            <text:p>0.99871826171875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-0.03973388671875" calcext:value-type="float">
            <text:p>-0.0397338867187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ter Fork 3</text:p>
          </table:table-cell>
          <table:table-cell office:value-type="float" office:value="359.9375" calcext:value-type="float">
            <text:p>359.9375</text:p>
          </table:table-cell>
          <table:table-cell office:value-type="float" office:value="5.3125" calcext:value-type="float">
            <text:p>5.312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291015625" calcext:value-type="float">
            <text:p>0.998291015625</text:p>
          </table:table-cell>
          <table:table-cell office:value-type="float" office:value="0.03509521484375" calcext:value-type="float">
            <text:p>0.03509521484375</text:p>
          </table:table-cell>
          <table:table-cell office:value-type="float" office:value="-0.046630859375" calcext:value-type="float">
            <text:p>-0.04663085937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float" office:value="359.9375" calcext:value-type="float">
            <text:p>359.93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4.125" calcext:value-type="float">
            <text:p>-4.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9835205078125" calcext:value-type="float">
            <text:p>0.99835205078125</text:p>
          </table:table-cell>
          <table:table-cell table:style-name="ce2" office:value-type="float" office:value="0.0362548828125" calcext:value-type="float">
            <text:p>0.0362548828125</text:p>
          </table:table-cell>
          <table:table-cell table:style-name="ce2" office:value-type="float" office:value="-0.0440673828125" calcext:value-type="float">
            <text:p>-0.04406738281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k 2</text:p>
          </table:table-cell>
          <table:table-cell table:style-name="ce2" office:value-type="float" office:value="359.9375" calcext:value-type="float">
            <text:p>359.9375</text:p>
          </table:table-cell>
          <table:table-cell table:style-name="ce2" office:value-type="float" office:value="4.5625" calcext:value-type="float">
            <text:p>4.562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9859619140625" calcext:value-type="float">
            <text:p>0.99859619140625</text:p>
          </table:table-cell>
          <table:table-cell table:style-name="ce2" office:value-type="float" office:value="0.0350341796875" calcext:value-type="float">
            <text:p>0.0350341796875</text:p>
          </table:table-cell>
          <table:table-cell table:style-name="ce2" office:value-type="float" office:value="-0.040283203125" calcext:value-type="float">
            <text:p>-0.0402832031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ork 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-3.625" calcext:value-type="float">
            <text:p>-3.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9871826171875" calcext:value-type="float">
            <text:p>0.99871826171875</text:p>
          </table:table-cell>
          <table:table-cell table:style-name="ce2" office:value-type="float" office:value="0.0321044921875" calcext:value-type="float">
            <text:p>0.0321044921875</text:p>
          </table:table-cell>
          <table:table-cell table:style-name="ce2" office:value-type="float" office:value="-0.03961181640625" calcext:value-type="float">
            <text:p>-0.039611816406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fter Fork 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125" calcext:value-type="float">
            <text:p>5.3125</text:p>
          </table:table-cell>
          <table:table-cell table:style-name="ce2" office:value-type="float" office:value="-3.875" calcext:value-type="float">
            <text:p>-3.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9835205078125" calcext:value-type="float">
            <text:p>0.99835205078125</text:p>
          </table:table-cell>
          <table:table-cell table:style-name="ce2" office:value-type="float" office:value="0.0341796875" calcext:value-type="float">
            <text:p>0.0341796875</text:p>
          </table:table-cell>
          <table:table-cell table:style-name="ce2" office:value-type="float" office:value="-0.0465087890625" calcext:value-type="float">
            <text:p>-0.04650878906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float" office:value="359.9375" calcext:value-type="float">
            <text:p>359.93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4.125" calcext:value-type="float">
            <text:p>-4.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35205078125" calcext:value-type="float">
            <text:p>0.99835205078125</text:p>
          </table:table-cell>
          <table:table-cell table:style-name="ce3" office:value-type="float" office:value="0.0361328125" calcext:value-type="float">
            <text:p>0.0361328125</text:p>
          </table:table-cell>
          <table:table-cell table:style-name="ce3" office:value-type="float" office:value="-0.0439453125" calcext:value-type="float">
            <text:p>-0.04394531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ork 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375" calcext:value-type="float">
            <text:p>4.437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6572265625" calcext:value-type="float">
            <text:p>0.9986572265625</text:p>
          </table:table-cell>
          <table:table-cell table:style-name="ce3" office:value-type="float" office:value="0.03485107421875" calcext:value-type="float">
            <text:p>0.03485107421875</text:p>
          </table:table-cell>
          <table:table-cell table:style-name="ce3" office:value-type="float" office:value="-0.03887939453125" calcext:value-type="float">
            <text:p>-0.038879394531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ork 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-3.6875" calcext:value-type="float">
            <text:p>-3.68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71826171875" calcext:value-type="float">
            <text:p>0.99871826171875</text:p>
          </table:table-cell>
          <table:table-cell table:style-name="ce3" office:value-type="float" office:value="0.032470703125" calcext:value-type="float">
            <text:p>0.032470703125</text:p>
          </table:table-cell>
          <table:table-cell table:style-name="ce3" office:value-type="float" office:value="-0.03948974609375" calcext:value-type="float">
            <text:p>-0.0394897460937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fter Fork 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3125" calcext:value-type="float">
            <text:p>5.312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291015625" calcext:value-type="float">
            <text:p>0.998291015625</text:p>
          </table:table-cell>
          <table:table-cell table:style-name="ce3" office:value-type="float" office:value="0.0347900390625" calcext:value-type="float">
            <text:p>0.0347900390625</text:p>
          </table:table-cell>
          <table:table-cell table:style-name="ce3" office:value-type="float" office:value="-0.04656982421875" calcext:value-type="float">
            <text:p>-0.0465698242187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float" office:value="359.9375" calcext:value-type="float">
            <text:p>359.93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4.125" calcext:value-type="float">
            <text:p>-4.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9835205078125" calcext:value-type="float">
            <text:p>0.99835205078125</text:p>
          </table:table-cell>
          <table:table-cell table:style-name="ce4" office:value-type="float" office:value="0.03643798828125" calcext:value-type="float">
            <text:p>0.03643798828125</text:p>
          </table:table-cell>
          <table:table-cell table:style-name="ce4" office:value-type="float" office:value="-0.04400634765625" calcext:value-type="float">
            <text:p>-0.044006347656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ork 2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-4.0625" calcext:value-type="float">
            <text:p>-4.06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9859619140625" calcext:value-type="float">
            <text:p>0.99859619140625</text:p>
          </table:table-cell>
          <table:table-cell table:style-name="ce4" office:value-type="float" office:value="0.03546142578125" calcext:value-type="float">
            <text:p>0.03546142578125</text:p>
          </table:table-cell>
          <table:table-cell table:style-name="ce4" office:value-type="float" office:value="-0.0394287109375" calcext:value-type="float">
            <text:p>-0.03942871093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ork 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.4375" calcext:value-type="float">
            <text:p>4.4375</text:p>
          </table:table-cell>
          <table:table-cell table:style-name="ce4" office:value-type="float" office:value="-3.625" calcext:value-type="float">
            <text:p>-3.6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9871826171875" calcext:value-type="float">
            <text:p>0.99871826171875</text:p>
          </table:table-cell>
          <table:table-cell table:style-name="ce4" office:value-type="float" office:value="0.0321044921875" calcext:value-type="float">
            <text:p>0.0321044921875</text:p>
          </table:table-cell>
          <table:table-cell table:style-name="ce4" office:value-type="float" office:value="-0.03924560546875" calcext:value-type="float">
            <text:p>-0.039245605468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fter Fork 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625" calcext:value-type="float">
            <text:p>5.625</text:p>
          </table:table-cell>
          <table:table-cell table:style-name="ce4" office:value-type="float" office:value="-3.875" calcext:value-type="float">
            <text:p>-3.8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9822998046875" calcext:value-type="float">
            <text:p>0.99822998046875</text:p>
          </table:table-cell>
          <table:table-cell table:style-name="ce4" office:value-type="float" office:value="0.033935546875" calcext:value-type="float">
            <text:p>0.033935546875</text:p>
          </table:table-cell>
          <table:table-cell table:style-name="ce4" office:value-type="float" office:value="-0.04931640625" calcext:value-type="float">
            <text:p>-0.049316406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0625" calcext:value-type="float">
            <text:p>5.0625</text:p>
          </table:table-cell>
          <table:table-cell table:style-name="ce5" office:value-type="float" office:value="-4.0625" calcext:value-type="float">
            <text:p>-4.06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99835205078125" calcext:value-type="float">
            <text:p>0.99835205078125</text:p>
          </table:table-cell>
          <table:table-cell table:style-name="ce5" office:value-type="float" office:value="0.035400390625" calcext:value-type="float">
            <text:p>0.035400390625</text:p>
          </table:table-cell>
          <table:table-cell table:style-name="ce5" office:value-type="float" office:value="-0.04461669921875" calcext:value-type="float">
            <text:p>-0.0446166992187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Fork 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6875" calcext:value-type="float">
            <text:p>4.6875</text:p>
          </table:table-cell>
          <table:table-cell table:style-name="ce5" office:value-type="float" office:value="-4.0625" calcext:value-type="float">
            <text:p>-4.06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99853515625" calcext:value-type="float">
            <text:p>0.99853515625</text:p>
          </table:table-cell>
          <table:table-cell table:style-name="ce5" office:value-type="float" office:value="0.03570556640625" calcext:value-type="float">
            <text:p>0.03570556640625</text:p>
          </table:table-cell>
          <table:table-cell table:style-name="ce5" office:value-type="float" office:value="-0.0411376953125" calcext:value-type="float">
            <text:p>-0.041137695312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Fork 3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-3.75" calcext:value-type="float">
            <text:p>-3.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9986572265625" calcext:value-type="float">
            <text:p>0.9986572265625</text:p>
          </table:table-cell>
          <table:table-cell table:style-name="ce5" office:value-type="float" office:value="0.03271484375" calcext:value-type="float">
            <text:p>0.03271484375</text:p>
          </table:table-cell>
          <table:table-cell table:style-name="ce5" office:value-type="float" office:value="-0.03973388671875" calcext:value-type="float">
            <text:p>-0.0397338867187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fter Fork 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625" calcext:value-type="float">
            <text:p>5.625</text:p>
          </table:table-cell>
          <table:table-cell table:style-name="ce5" office:value-type="float" office:value="-4.0625" calcext:value-type="float">
            <text:p>-4.06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9981689453125" calcext:value-type="float">
            <text:p>0.9981689453125</text:p>
          </table:table-cell>
          <table:table-cell table:style-name="ce5" office:value-type="float" office:value="0.03533935546875" calcext:value-type="float">
            <text:p>0.03533935546875</text:p>
          </table:table-cell>
          <table:table-cell table:style-name="ce5" office:value-type="float" office:value="-0.049560546875" calcext:value-type="float">
            <text:p>-0.04956054687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</table:table-row>
      </table:table>
      <table:table table:name="Sheet3" table:style-name="ta1">
        <table:table-column table:style-name="co2" table:number-columns-repeated="5" table:default-cell-style-name="Default"/>
        <table:table-column table:style-name="co2" table:number-columns-repeated="2" table:default-cell-style-name="ce6"/>
        <table:table-column table:style-name="co2" table:number-columns-repeated="3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25" calcext:value-type="float">
            <text:p>1.0625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291015625" calcext:value-type="float">
            <text:p>0.998291015625</text:p>
          </table:table-cell>
          <table:table-cell office:value-type="float" office:value="0.03631591796875" calcext:value-type="float">
            <text:p>0.03631591796875</text:p>
          </table:table-cell>
          <table:table-cell office:value-type="float" office:value="-0.04595947265625" calcext:value-type="float">
            <text:p>-0.0459594726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79248046875" calcext:value-type="float">
            <text:p>0.9979248046875</text:p>
          </table:table-cell>
          <table:table-cell office:value-type="float" office:value="0.03533935546875" calcext:value-type="float">
            <text:p>0.03533935546875</text:p>
          </table:table-cell>
          <table:table-cell office:value-type="float" office:value="-0.0511474609375" calcext:value-type="float">
            <text:p>-0.0511474609375</text:p>
          </table:table-cell>
          <table:table-cell office:value-type="float" office:value="-0.014892578125" calcext:value-type="float">
            <text:p>-0.014892578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22998046875" calcext:value-type="float">
            <text:p>0.99822998046875</text:p>
          </table:table-cell>
          <table:table-cell office:value-type="float" office:value="0.035400390625" calcext:value-type="float">
            <text:p>0.035400390625</text:p>
          </table:table-cell>
          <table:table-cell office:value-type="float" office:value="-0.04290771484375" calcext:value-type="float">
            <text:p>-0.04290771484375</text:p>
          </table:table-cell>
          <table:table-cell office:value-type="float" office:value="-0.0220947265625" calcext:value-type="float">
            <text:p>-0.0220947265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9" office:value-type="float" office:value="255" calcext:value-type="float">
            <text:p>25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3485107421875" calcext:value-type="float">
            <text:p>0.03485107421875</text:p>
          </table:table-cell>
          <table:table-cell office:value-type="float" office:value="-0.04278564453125" calcext:value-type="float">
            <text:p>-0.04278564453125</text:p>
          </table:table-cell>
          <table:table-cell office:value-type="float" office:value="-0.029541015625" calcext:value-type="float">
            <text:p>-0.029541015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75" calcext:value-type="float">
            <text:p>0.6875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291015625" calcext:value-type="float">
            <text:p>0.998291015625</text:p>
          </table:table-cell>
          <table:table-cell office:value-type="float" office:value="0.0357666015625" calcext:value-type="float">
            <text:p>0.0357666015625</text:p>
          </table:table-cell>
          <table:table-cell office:value-type="float" office:value="-0.04364013671875" calcext:value-type="float">
            <text:p>-0.04364013671875</text:p>
          </table:table-cell>
          <table:table-cell office:value-type="float" office:value="-0.01666259765625" calcext:value-type="float">
            <text:p>-0.01666259765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291015625" calcext:value-type="float">
            <text:p>0.998291015625</text:p>
          </table:table-cell>
          <table:table-cell office:value-type="float" office:value="0.03814697265625" calcext:value-type="float">
            <text:p>0.03814697265625</text:p>
          </table:table-cell>
          <table:table-cell office:value-type="float" office:value="-0.0435791015625" calcext:value-type="float">
            <text:p>-0.0435791015625</text:p>
          </table:table-cell>
          <table:table-cell office:value-type="float" office:value="0.00933837890625" calcext:value-type="float">
            <text:p>0.00933837890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798583984375" calcext:value-type="float">
            <text:p>0.99798583984375</text:p>
          </table:table-cell>
          <table:table-cell office:value-type="float" office:value="0.03851318359375" calcext:value-type="float">
            <text:p>0.03851318359375</text:p>
          </table:table-cell>
          <table:table-cell office:value-type="float" office:value="-0.0443115234375" calcext:value-type="float">
            <text:p>-0.0443115234375</text:p>
          </table:table-cell>
          <table:table-cell office:value-type="float" office:value="0.024658203125" calcext:value-type="float">
            <text:p>0.024658203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786376953125" calcext:value-type="float">
            <text:p>0.99786376953125</text:p>
          </table:table-cell>
          <table:table-cell office:value-type="float" office:value="0.03778076171875" calcext:value-type="float">
            <text:p>0.03778076171875</text:p>
          </table:table-cell>
          <table:table-cell office:value-type="float" office:value="-0.04571533203125" calcext:value-type="float">
            <text:p>-0.04571533203125</text:p>
          </table:table-cell>
          <table:table-cell office:value-type="float" office:value="0.02655029296875" calcext:value-type="float">
            <text:p>0.02655029296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59619140625" calcext:value-type="float">
            <text:p>0.99859619140625</text:p>
          </table:table-cell>
          <table:table-cell office:value-type="float" office:value="0.03399658203125" calcext:value-type="float">
            <text:p>0.03399658203125</text:p>
          </table:table-cell>
          <table:table-cell office:value-type="float" office:value="-0.03839111328125" calcext:value-type="float">
            <text:p>-0.03839111328125</text:p>
          </table:table-cell>
          <table:table-cell office:value-type="float" office:value="0.01416015625" calcext:value-type="float">
            <text:p>0.01416015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5" calcext:value-type="float">
            <text:p>0.87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1"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47412109375" calcext:value-type="float">
            <text:p>0.9984741210937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-0.0438232421875" calcext:value-type="float">
            <text:p>-0.0438232421875</text:p>
          </table:table-cell>
          <table:table-cell office:value-type="float" office:value="-0.002685546875" calcext:value-type="float">
            <text:p>-0.002685546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25" calcext:value-type="float">
            <text:p>0.562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16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53515625" calcext:value-type="float">
            <text:p>0.99853515625</text:p>
          </table:table-cell>
          <table:table-cell office:value-type="float" office:value="0.0311279296875" calcext:value-type="float">
            <text:p>0.0311279296875</text:p>
          </table:table-cell>
          <table:table-cell office:value-type="float" office:value="-0.030029296875" calcext:value-type="float">
            <text:p>-0.030029296875</text:p>
          </table:table-cell>
          <table:table-cell office:value-type="float" office:value="-0.03271484375" calcext:value-type="float">
            <text:p>-0.03271484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15"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10791015625" calcext:value-type="float">
            <text:p>0.99810791015625</text:p>
          </table:table-cell>
          <table:table-cell office:value-type="float" office:value="0.03192138671875" calcext:value-type="float">
            <text:p>0.03192138671875</text:p>
          </table:table-cell>
          <table:table-cell office:value-type="float" office:value="-0.0419921875" calcext:value-type="float">
            <text:p>-0.0419921875</text:p>
          </table:table-cell>
          <table:table-cell office:value-type="float" office:value="-0.0322265625" calcext:value-type="float">
            <text:p>-0.0322265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13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10791015625" calcext:value-type="float">
            <text:p>0.99810791015625</text:p>
          </table:table-cell>
          <table:table-cell office:value-type="float" office:value="0.03240966796875" calcext:value-type="float">
            <text:p>0.03240966796875</text:p>
          </table:table-cell>
          <table:table-cell office:value-type="float" office:value="-0.0460205078125" calcext:value-type="float">
            <text:p>-0.0460205078125</text:p>
          </table:table-cell>
          <table:table-cell office:value-type="float" office:value="-0.0250244140625" calcext:value-type="float">
            <text:p>-0.0250244140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7</text:p>
          </table:table-cell>
          <table:table-cell table:number-columns-repeated="13"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1689453125" calcext:value-type="float">
            <text:p>0.9981689453125</text:p>
          </table:table-cell>
          <table:table-cell office:value-type="float" office:value="0.032958984375" calcext:value-type="float">
            <text:p>0.032958984375</text:p>
          </table:table-cell>
          <table:table-cell office:value-type="float" office:value="-0.05059814453125" calcext:value-type="float">
            <text:p>-0.05059814453125</text:p>
          </table:table-cell>
          <table:table-cell office:value-type="float" office:value="-0.0018310546875" calcext:value-type="float">
            <text:p>-0.0018310546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761962890625" calcext:value-type="float">
            <text:p>0.99761962890625</text:p>
          </table:table-cell>
          <table:table-cell office:value-type="float" office:value="0.03643798828125" calcext:value-type="float">
            <text:p>0.03643798828125</text:p>
          </table:table-cell>
          <table:table-cell office:value-type="float" office:value="-0.04083251953125" calcext:value-type="float">
            <text:p>-0.04083251953125</text:p>
          </table:table-cell>
          <table:table-cell office:value-type="float" office:value="0.04168701171875" calcext:value-type="float">
            <text:p>0.04168701171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359130859375" calcext:value-type="float">
            <text:p>0.99359130859375</text:p>
          </table:table-cell>
          <table:table-cell office:value-type="float" office:value="0.0399169921875" calcext:value-type="float">
            <text:p>0.0399169921875</text:p>
          </table:table-cell>
          <table:table-cell office:value-type="float" office:value="-0.041748046875" calcext:value-type="float">
            <text:p>-0.041748046875</text:p>
          </table:table-cell>
          <table:table-cell office:value-type="float" office:value="0.0972900390625" calcext:value-type="float">
            <text:p>0.0972900390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85107421875" calcext:value-type="float">
            <text:p>0.985107421875</text:p>
          </table:table-cell>
          <table:table-cell office:value-type="float" office:value="0.04443359375" calcext:value-type="float">
            <text:p>0.04443359375</text:p>
          </table:table-cell>
          <table:table-cell office:value-type="float" office:value="-0.0433349609375" calcext:value-type="float">
            <text:p>-0.0433349609375</text:p>
          </table:table-cell>
          <table:table-cell office:value-type="float" office:value="0.1605224609375" calcext:value-type="float">
            <text:p>0.160522460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75" calcext:value-type="float">
            <text:p>0.875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7393798828125" calcext:value-type="float">
            <text:p>0.97393798828125</text:p>
          </table:table-cell>
          <table:table-cell office:value-type="float" office:value="0.0477294921875" calcext:value-type="float">
            <text:p>0.0477294921875</text:p>
          </table:table-cell>
          <table:table-cell office:value-type="float" office:value="-0.04327392578125" calcext:value-type="float">
            <text:p>-0.04327392578125</text:p>
          </table:table-cell>
          <table:table-cell office:value-type="float" office:value="0.21734619140625" calcext:value-type="float">
            <text:p>0.21734619140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1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6759033203125" calcext:value-type="float">
            <text:p>0.96759033203125</text:p>
          </table:table-cell>
          <table:table-cell office:value-type="float" office:value="0.0499267578125" calcext:value-type="float">
            <text:p>0.0499267578125</text:p>
          </table:table-cell>
          <table:table-cell office:value-type="float" office:value="-0.045654296875" calcext:value-type="float">
            <text:p>-0.045654296875</text:p>
          </table:table-cell>
          <table:table-cell office:value-type="float" office:value="0.2431640625" calcext:value-type="float">
            <text:p>0.2431640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1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7]</text:p>
          </table:table-cell>
          <table:table-cell office:value-type="float" office:value="0.968505859375" calcext:value-type="float">
            <text:p>0.968505859375</text:p>
          </table:table-cell>
          <table:table-cell office:value-type="float" office:value="0.0494384765625" calcext:value-type="float">
            <text:p>0.0494384765625</text:p>
          </table:table-cell>
          <table:table-cell office:value-type="float" office:value="-0.04888916015625" calcext:value-type="float">
            <text:p>-0.04888916015625</text:p>
          </table:table-cell>
          <table:table-cell office:value-type="float" office:value="0.2391357421875" calcext:value-type="float">
            <text:p>0.23913574218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13" office:value-type="float" office:value="255" calcext:value-type="float">
            <text:p>255</text:p>
          </table:table-cell>
          <table:table-cell office:value-type="string" calcext:value-type="string">
            <text:p><text:s/>71]</text:p>
          </table:table-cell>
          <table:table-cell office:value-type="float" office:value="0.973876953125" calcext:value-type="float">
            <text:p>0.973876953125</text:p>
          </table:table-cell>
          <table:table-cell office:value-type="float" office:value="0.04815673828125" calcext:value-type="float">
            <text:p>0.04815673828125</text:p>
          </table:table-cell>
          <table:table-cell office:value-type="float" office:value="-0.0509033203125" calcext:value-type="float">
            <text:p>-0.0509033203125</text:p>
          </table:table-cell>
          <table:table-cell office:value-type="float" office:value="0.21588134765625" calcext:value-type="float">
            <text:p>0.21588134765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125" calcext:value-type="float">
            <text:p>1.8125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<text:s/>255]</text:p>
          </table:table-cell>
          <table:table-cell office:value-type="float" office:value="0.98052978515625" calcext:value-type="float">
            <text:p>0.98052978515625</text:p>
          </table:table-cell>
          <table:table-cell office:value-type="float" office:value="0.04681396484375" calcext:value-type="float">
            <text:p>0.04681396484375</text:p>
          </table:table-cell>
          <table:table-cell office:value-type="float" office:value="-0.049560546875" calcext:value-type="float">
            <text:p>-0.049560546875</text:p>
          </table:table-cell>
          <table:table-cell office:value-type="float" office:value="0.18408203125" calcext:value-type="float">
            <text:p>0.184082031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75" calcext:value-type="float">
            <text:p>1.875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<text:s/>255]</text:p>
          </table:table-cell>
          <table:table-cell office:value-type="float" office:value="0.98822021484375" calcext:value-type="float">
            <text:p>0.98822021484375</text:p>
          </table:table-cell>
          <table:table-cell office:value-type="float" office:value="0.045654296875" calcext:value-type="float">
            <text:p>0.045654296875</text:p>
          </table:table-cell>
          <table:table-cell office:value-type="float" office:value="-0.048828125" calcext:value-type="float">
            <text:p>-0.048828125</text:p>
          </table:table-cell>
          <table:table-cell office:value-type="float" office:value="0.13763427734375" calcext:value-type="float">
            <text:p>0.137634277343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8125" calcext:value-type="float">
            <text:p>1.78125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29" calcext:value-type="float">
            <text:p>12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<text:s/>207]</text:p>
          </table:table-cell>
          <table:table-cell office:value-type="float" office:value="0.99407958984375" calcext:value-type="float">
            <text:p>0.99407958984375</text:p>
          </table:table-cell>
          <table:table-cell office:value-type="float" office:value="0.0443115234375" calcext:value-type="float">
            <text:p>0.0443115234375</text:p>
          </table:table-cell>
          <table:table-cell office:value-type="float" office:value="-0.05084228515625" calcext:value-type="float">
            <text:p>-0.05084228515625</text:p>
          </table:table-cell>
          <table:table-cell office:value-type="float" office:value="0.08538818359375" calcext:value-type="float">
            <text:p>0.08538818359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875" calcext:value-type="float">
            <text:p>1.6875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136" calcext:value-type="float">
            <text:p>13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string" calcext:value-type="string">
            <text:p><text:s/>143]</text:p>
          </table:table-cell>
          <table:table-cell office:value-type="float" office:value="0.99713134765625" calcext:value-type="float">
            <text:p>0.99713134765625</text:p>
          </table:table-cell>
          <table:table-cell office:value-type="float" office:value="0.04193115234375" calcext:value-type="float">
            <text:p>0.04193115234375</text:p>
          </table:table-cell>
          <table:table-cell office:value-type="float" office:value="-0.05157470703125" calcext:value-type="float">
            <text:p>-0.05157470703125</text:p>
          </table:table-cell>
          <table:table-cell office:value-type="float" office:value="0.0362548828125" calcext:value-type="float">
            <text:p>0.0362548828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1"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39]</text:p>
          </table:table-cell>
          <table:table-cell office:value-type="float" office:value="0.99774169921875" calcext:value-type="float">
            <text:p>0.99774169921875</text:p>
          </table:table-cell>
          <table:table-cell office:value-type="float" office:value="0.03936767578125" calcext:value-type="float">
            <text:p>0.03936767578125</text:p>
          </table:table-cell>
          <table:table-cell office:value-type="float" office:value="-0.05181884765625" calcext:value-type="float">
            <text:p>-0.05181884765625</text:p>
          </table:table-cell>
          <table:table-cell office:value-type="float" office:value="-0.017333984375" calcext:value-type="float">
            <text:p>-0.017333984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25" calcext:value-type="float">
            <text:p>1.062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64599609375" calcext:value-type="float">
            <text:p>0.9964599609375</text:p>
          </table:table-cell>
          <table:table-cell office:value-type="float" office:value="0.03485107421875" calcext:value-type="float">
            <text:p>0.03485107421875</text:p>
          </table:table-cell>
          <table:table-cell office:value-type="float" office:value="-0.04803466796875" calcext:value-type="float">
            <text:p>-0.04803466796875</text:p>
          </table:table-cell>
          <table:table-cell office:value-type="float" office:value="-0.059326171875" calcext:value-type="float">
            <text:p>-0.059326171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1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456787109375" calcext:value-type="float">
            <text:p>0.99456787109375</text:p>
          </table:table-cell>
          <table:table-cell office:value-type="float" office:value="0.03472900390625" calcext:value-type="float">
            <text:p>0.03472900390625</text:p>
          </table:table-cell>
          <table:table-cell office:value-type="float" office:value="-0.04730224609375" calcext:value-type="float">
            <text:p>-0.04730224609375</text:p>
          </table:table-cell>
          <table:table-cell office:value-type="float" office:value="-0.0858154296875" calcext:value-type="float">
            <text:p>-0.0858154296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560546875" calcext:value-type="float">
            <text:p>0.99560546875</text:p>
          </table:table-cell>
          <table:table-cell office:value-type="float" office:value="0.03350830078125" calcext:value-type="float">
            <text:p>0.03350830078125</text:p>
          </table:table-cell>
          <table:table-cell office:value-type="float" office:value="-0.03643798828125" calcext:value-type="float">
            <text:p>-0.03643798828125</text:p>
          </table:table-cell>
          <table:table-cell office:value-type="float" office:value="-0.07958984375" calcext:value-type="float">
            <text:p>-0.079589843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8291015625" calcext:value-type="float">
            <text:p>0.998291015625</text:p>
          </table:table-cell>
          <table:table-cell office:value-type="float" office:value="0.03759765625" calcext:value-type="float">
            <text:p>0.03759765625</text:p>
          </table:table-cell>
          <table:table-cell office:value-type="float" office:value="-0.0338134765625" calcext:value-type="float">
            <text:p>-0.0338134765625</text:p>
          </table:table-cell>
          <table:table-cell office:value-type="float" office:value="-0.02923583984375" calcext:value-type="float">
            <text:p>-0.029235839843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786376953125" calcext:value-type="float">
            <text:p>0.99786376953125</text:p>
          </table:table-cell>
          <table:table-cell office:value-type="float" office:value="0.0411376953125" calcext:value-type="float">
            <text:p>0.0411376953125</text:p>
          </table:table-cell>
          <table:table-cell office:value-type="float" office:value="-0.042724609375" calcext:value-type="float">
            <text:p>-0.042724609375</text:p>
          </table:table-cell>
          <table:table-cell office:value-type="float" office:value="0.02679443359375" calcext:value-type="float">
            <text:p>0.02679443359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915771484375" calcext:value-type="float">
            <text:p>0.9915771484375</text:p>
          </table:table-cell>
          <table:table-cell office:value-type="float" office:value="0.04693603515625" calcext:value-type="float">
            <text:p>0.04693603515625</text:p>
          </table:table-cell>
          <table:table-cell office:value-type="float" office:value="-0.03936767578125" calcext:value-type="float">
            <text:p>-0.03936767578125</text:p>
          </table:table-cell>
          <table:table-cell office:value-type="float" office:value="0.11395263671875" calcext:value-type="float">
            <text:p>0.11395263671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8052978515625" calcext:value-type="float">
            <text:p>0.98052978515625</text:p>
          </table:table-cell>
          <table:table-cell office:value-type="float" office:value="0.05096435546875" calcext:value-type="float">
            <text:p>0.05096435546875</text:p>
          </table:table-cell>
          <table:table-cell office:value-type="float" office:value="-0.0396728515625" calcext:value-type="float">
            <text:p>-0.0396728515625</text:p>
          </table:table-cell>
          <table:table-cell office:value-type="float" office:value="0.1854248046875" calcext:value-type="float">
            <text:p>0.1854248046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6868896484375" calcext:value-type="float">
            <text:p>0.96868896484375</text:p>
          </table:table-cell>
          <table:table-cell office:value-type="float" office:value="0.053955078125" calcext:value-type="float">
            <text:p>0.053955078125</text:p>
          </table:table-cell>
          <table:table-cell office:value-type="float" office:value="-0.04156494140625" calcext:value-type="float">
            <text:p>-0.04156494140625</text:p>
          </table:table-cell>
          <table:table-cell office:value-type="float" office:value="0.23870849609375" calcext:value-type="float">
            <text:p>0.23870849609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4677734375" calcext:value-type="float">
            <text:p>0.94677734375</text:p>
          </table:table-cell>
          <table:table-cell office:value-type="float" office:value="0.05810546875" calcext:value-type="float">
            <text:p>0.05810546875</text:p>
          </table:table-cell>
          <table:table-cell office:value-type="float" office:value="-0.03985595703125" calcext:value-type="float">
            <text:p>-0.03985595703125</text:p>
          </table:table-cell>
          <table:table-cell office:value-type="float" office:value="0.3140869140625" calcext:value-type="float">
            <text:p>0.31408691406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11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06085205078125" calcext:value-type="float">
            <text:p>0.06085205078125</text:p>
          </table:table-cell>
          <table:table-cell office:value-type="float" office:value="-0.03857421875" calcext:value-type="float">
            <text:p>-0.03857421875</text:p>
          </table:table-cell>
          <table:table-cell office:value-type="float" office:value="0.38067626953125" calcext:value-type="float">
            <text:p>0.380676269531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89764404296875" calcext:value-type="float">
            <text:p>0.89764404296875</text:p>
          </table:table-cell>
          <table:table-cell office:value-type="float" office:value="0.0631103515625" calcext:value-type="float">
            <text:p>0.0631103515625</text:p>
          </table:table-cell>
          <table:table-cell office:value-type="float" office:value="-0.03753662109375" calcext:value-type="float">
            <text:p>-0.03753662109375</text:p>
          </table:table-cell>
          <table:table-cell office:value-type="float" office:value="0.43450927734375" calcext:value-type="float">
            <text:p>0.43450927734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871337890625" calcext:value-type="float">
            <text:p>0.871337890625</text:p>
          </table:table-cell>
          <table:table-cell office:value-type="float" office:value="0.06488037109375" calcext:value-type="float">
            <text:p>0.06488037109375</text:p>
          </table:table-cell>
          <table:table-cell office:value-type="float" office:value="-0.03802490234375" calcext:value-type="float">
            <text:p>-0.03802490234375</text:p>
          </table:table-cell>
          <table:table-cell office:value-type="float" office:value="0.48492431640625" calcext:value-type="float">
            <text:p>0.484924316406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83489990234375" calcext:value-type="float">
            <text:p>0.83489990234375</text:p>
          </table:table-cell>
          <table:table-cell office:value-type="float" office:value="0.06756591796875" calcext:value-type="float">
            <text:p>0.06756591796875</text:p>
          </table:table-cell>
          <table:table-cell office:value-type="float" office:value="-0.03814697265625" calcext:value-type="float">
            <text:p>-0.03814697265625</text:p>
          </table:table-cell>
          <table:table-cell office:value-type="float" office:value="0.54486083984375" calcext:value-type="float">
            <text:p>0.54486083984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75" calcext:value-type="float">
            <text:p>0.187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80029296875" calcext:value-type="float">
            <text:p>0.80029296875</text:p>
          </table:table-cell>
          <table:table-cell office:value-type="float" office:value="0.0673828125" calcext:value-type="float">
            <text:p>0.0673828125</text:p>
          </table:table-cell>
          <table:table-cell office:value-type="float" office:value="-0.03338623046875" calcext:value-type="float">
            <text:p>-0.03338623046875</text:p>
          </table:table-cell>
          <table:table-cell office:value-type="float" office:value="0.5948486328125" calcext:value-type="float">
            <text:p>0.59484863281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77447509765625" calcext:value-type="float">
            <text:p>0.77447509765625</text:p>
          </table:table-cell>
          <table:table-cell office:value-type="float" office:value="0.0726318359375" calcext:value-type="float">
            <text:p>0.0726318359375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0.62725830078125" calcext:value-type="float">
            <text:p>0.627258300781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75" calcext:value-type="float">
            <text:p>0.37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72320556640625" calcext:value-type="float">
            <text:p>0.72320556640625</text:p>
          </table:table-cell>
          <table:table-cell office:value-type="float" office:value="0.072509765625" calcext:value-type="float">
            <text:p>0.072509765625</text:p>
          </table:table-cell>
          <table:table-cell office:value-type="float" office:value="-0.03375244140625" calcext:value-type="float">
            <text:p>-0.03375244140625</text:p>
          </table:table-cell>
          <table:table-cell office:value-type="float" office:value="0.68597412109375" calcext:value-type="float">
            <text:p>0.685974121093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75" calcext:value-type="float">
            <text:p>0.37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67596435546875" calcext:value-type="float">
            <text:p>0.67596435546875</text:p>
          </table:table-cell>
          <table:table-cell office:value-type="float" office:value="0.07391357421875" calcext:value-type="float">
            <text:p>0.07391357421875</text:p>
          </table:table-cell>
          <table:table-cell office:value-type="float" office:value="-0.03253173828125" calcext:value-type="float">
            <text:p>-0.03253173828125</text:p>
          </table:table-cell>
          <table:table-cell office:value-type="float" office:value="0.73248291015625" calcext:value-type="float">
            <text:p>0.73248291015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63848876953125" calcext:value-type="float">
            <text:p>0.63848876953125</text:p>
          </table:table-cell>
          <table:table-cell office:value-type="float" office:value="0.07562255859375" calcext:value-type="float">
            <text:p>0.07562255859375</text:p>
          </table:table-cell>
          <table:table-cell office:value-type="float" office:value="-0.0316162109375" calcext:value-type="float">
            <text:p>-0.0316162109375</text:p>
          </table:table-cell>
          <table:table-cell office:value-type="float" office:value="0.7652587890625" calcext:value-type="float">
            <text:p>0.7652587890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75" calcext:value-type="float">
            <text:p>0.187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59033203125" calcext:value-type="float">
            <text:p>0.59033203125</text:p>
          </table:table-cell>
          <table:table-cell office:value-type="float" office:value="0.07696533203125" calcext:value-type="float">
            <text:p>0.07696533203125</text:p>
          </table:table-cell>
          <table:table-cell office:value-type="float" office:value="-0.029296875" calcext:value-type="float">
            <text:p>-0.029296875</text:p>
          </table:table-cell>
          <table:table-cell office:value-type="float" office:value="0.80291748046875" calcext:value-type="float">
            <text:p>0.80291748046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875" calcext:value-type="float">
            <text:p>0.18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53106689453125" calcext:value-type="float">
            <text:p>0.53106689453125</text:p>
          </table:table-cell>
          <table:table-cell office:value-type="float" office:value="0.0782470703125" calcext:value-type="float">
            <text:p>0.0782470703125</text:p>
          </table:table-cell>
          <table:table-cell office:value-type="float" office:value="-0.02642822265625" calcext:value-type="float">
            <text:p>-0.02642822265625</text:p>
          </table:table-cell>
          <table:table-cell office:value-type="float" office:value="0.84332275390625" calcext:value-type="float">
            <text:p>0.843322753906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875" calcext:value-type="float">
            <text:p>0.18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7369384765625" calcext:value-type="float">
            <text:p>0.47369384765625</text:p>
          </table:table-cell>
          <table:table-cell office:value-type="float" office:value="0.07708740234375" calcext:value-type="float">
            <text:p>0.07708740234375</text:p>
          </table:table-cell>
          <table:table-cell office:value-type="float" office:value="-0.02325439453125" calcext:value-type="float">
            <text:p>-0.02325439453125</text:p>
          </table:table-cell>
          <table:table-cell office:value-type="float" office:value="0.87701416015625" calcext:value-type="float">
            <text:p>0.877014160156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4427490234375" calcext:value-type="float">
            <text:p>0.44427490234375</text:p>
          </table:table-cell>
          <table:table-cell office:value-type="float" office:value="0.0789794921875" calcext:value-type="float">
            <text:p>0.0789794921875</text:p>
          </table:table-cell>
          <table:table-cell office:value-type="float" office:value="-0.023193359375" calcext:value-type="float">
            <text:p>-0.023193359375</text:p>
          </table:table-cell>
          <table:table-cell office:value-type="float" office:value="0.89208984375" calcext:value-type="float">
            <text:p>0.892089843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875" calcext:value-type="float">
            <text:p>0.18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180908203125" calcext:value-type="float">
            <text:p>0.4180908203125</text:p>
          </table:table-cell>
          <table:table-cell office:value-type="float" office:value="0.0789794921875" calcext:value-type="float">
            <text:p>0.0789794921875</text:p>
          </table:table-cell>
          <table:table-cell office:value-type="float" office:value="-0.022216796875" calcext:value-type="float">
            <text:p>-0.022216796875</text:p>
          </table:table-cell>
          <table:table-cell office:value-type="float" office:value="0.9046630859375" calcext:value-type="float">
            <text:p>0.9046630859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75" calcext:value-type="float">
            <text:p>0.18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07879638671875" calcext:value-type="float">
            <text:p>0.07879638671875</text:p>
          </table:table-cell>
          <table:table-cell office:value-type="float" office:value="-0.02142333984375" calcext:value-type="float">
            <text:p>-0.02142333984375</text:p>
          </table:table-cell>
          <table:table-cell office:value-type="float" office:value="0.91693115234375" calcext:value-type="float">
            <text:p>0.916931152343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875" calcext:value-type="float">
            <text:p>0.18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36376953125" calcext:value-type="float">
            <text:p>0.36376953125</text:p>
          </table:table-cell>
          <table:table-cell office:value-type="float" office:value="0.078857421875" calcext:value-type="float">
            <text:p>0.078857421875</text:p>
          </table:table-cell>
          <table:table-cell office:value-type="float" office:value="-0.02044677734375" calcext:value-type="float">
            <text:p>-0.02044677734375</text:p>
          </table:table-cell>
          <table:table-cell office:value-type="float" office:value="0.92791748046875" calcext:value-type="float">
            <text:p>0.92791748046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875" calcext:value-type="float">
            <text:p>0.187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33685302734375" calcext:value-type="float">
            <text:p>0.33685302734375</text:p>
          </table:table-cell>
          <table:table-cell office:value-type="float" office:value="0.07916259765625" calcext:value-type="float">
            <text:p>0.07916259765625</text:p>
          </table:table-cell>
          <table:table-cell office:value-type="float" office:value="-0.02032470703125" calcext:value-type="float">
            <text:p>-0.02032470703125</text:p>
          </table:table-cell>
          <table:table-cell office:value-type="float" office:value="0.93798828125" calcext:value-type="float">
            <text:p>0.937988281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31134033203125" calcext:value-type="float">
            <text:p>0.31134033203125</text:p>
          </table:table-cell>
          <table:table-cell office:value-type="float" office:value="0.0787353515625" calcext:value-type="float">
            <text:p>0.0787353515625</text:p>
          </table:table-cell>
          <table:table-cell office:value-type="float" office:value="-0.01885986328125" calcext:value-type="float">
            <text:p>-0.01885986328125</text:p>
          </table:table-cell>
          <table:table-cell office:value-type="float" office:value="0.94683837890625" calcext:value-type="float">
            <text:p>0.94683837890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282958984375" calcext:value-type="float">
            <text:p>0.282958984375</text:p>
          </table:table-cell>
          <table:table-cell office:value-type="float" office:value="0.078857421875" calcext:value-type="float">
            <text:p>0.078857421875</text:p>
          </table:table-cell>
          <table:table-cell office:value-type="float" office:value="-0.017578125" calcext:value-type="float">
            <text:p>-0.017578125</text:p>
          </table:table-cell>
          <table:table-cell office:value-type="float" office:value="0.95574951171875" calcext:value-type="float">
            <text:p>0.95574951171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2554931640625" calcext:value-type="float">
            <text:p>0.2554931640625</text:p>
          </table:table-cell>
          <table:table-cell office:value-type="float" office:value="0.07818603515625" calcext:value-type="float">
            <text:p>0.07818603515625</text:p>
          </table:table-cell>
          <table:table-cell office:value-type="float" office:value="-0.01605224609375" calcext:value-type="float">
            <text:p>-0.01605224609375</text:p>
          </table:table-cell>
          <table:table-cell office:value-type="float" office:value="0.9635009765625" calcext:value-type="float">
            <text:p>0.96350097656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22503662109375" calcext:value-type="float">
            <text:p>0.22503662109375</text:p>
          </table:table-cell>
          <table:table-cell office:value-type="float" office:value="0.0782470703125" calcext:value-type="float">
            <text:p>0.0782470703125</text:p>
          </table:table-cell>
          <table:table-cell office:value-type="float" office:value="-0.01544189453125" calcext:value-type="float">
            <text:p>-0.01544189453125</text:p>
          </table:table-cell>
          <table:table-cell office:value-type="float" office:value="0.9710693359375" calcext:value-type="float">
            <text:p>0.97106933593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875" calcext:value-type="float">
            <text:p>0.187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19305419921875" calcext:value-type="float">
            <text:p>0.19305419921875</text:p>
          </table:table-cell>
          <table:table-cell office:value-type="float" office:value="0.07763671875" calcext:value-type="float">
            <text:p>0.07763671875</text:p>
          </table:table-cell>
          <table:table-cell office:value-type="float" office:value="-0.01409912109375" calcext:value-type="float">
            <text:p>-0.01409912109375</text:p>
          </table:table-cell>
          <table:table-cell office:value-type="float" office:value="0.97802734375" calcext:value-type="float">
            <text:p>0.978027343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125" calcext:value-type="float">
            <text:p>0.312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1456298828125" calcext:value-type="float">
            <text:p>0.1456298828125</text:p>
          </table:table-cell>
          <table:table-cell office:value-type="float" office:value="0.08154296875" calcext:value-type="float">
            <text:p>0.08154296875</text:p>
          </table:table-cell>
          <table:table-cell office:value-type="float" office:value="-0.01318359375" calcext:value-type="float">
            <text:p>-0.01318359375</text:p>
          </table:table-cell>
          <table:table-cell office:value-type="float" office:value="0.98590087890625" calcext:value-type="float">
            <text:p>0.98590087890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07489013671875" calcext:value-type="float">
            <text:p>0.07489013671875</text:p>
          </table:table-cell>
          <table:table-cell office:value-type="float" office:value="0.07623291015625" calcext:value-type="float">
            <text:p>0.07623291015625</text:p>
          </table:table-cell>
          <table:table-cell office:value-type="float" office:value="-0.00848388671875" calcext:value-type="float">
            <text:p>-0.00848388671875</text:p>
          </table:table-cell>
          <table:table-cell office:value-type="float" office:value="0.9942626953125" calcext:value-type="float">
            <text:p>0.9942626953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03985595703125" calcext:value-type="float">
            <text:p>0.03985595703125</text:p>
          </table:table-cell>
          <table:table-cell office:value-type="float" office:value="0.07672119140625" calcext:value-type="float">
            <text:p>0.07672119140625</text:p>
          </table:table-cell>
          <table:table-cell office:value-type="float" office:value="-0.00640869140625" calcext:value-type="float">
            <text:p>-0.00640869140625</text:p>
          </table:table-cell>
          <table:table-cell office:value-type="float" office:value="0.9962158203125" calcext:value-type="float">
            <text:p>0.99621582031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125" calcext:value-type="float">
            <text:p>1.12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04" calcext:value-type="float">
            <text:p>20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02978515625" calcext:value-type="float">
            <text:p>0.02978515625</text:p>
          </table:table-cell>
          <table:table-cell office:value-type="float" office:value="0.06817626953125" calcext:value-type="float">
            <text:p>0.06817626953125</text:p>
          </table:table-cell>
          <table:table-cell office:value-type="float" office:value="-0.00506591796875" calcext:value-type="float">
            <text:p>-0.00506591796875</text:p>
          </table:table-cell>
          <table:table-cell office:value-type="float" office:value="0.9971923828125" calcext:value-type="float">
            <text:p>0.9971923828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625" calcext:value-type="float">
            <text:p>1.062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04229736328125" calcext:value-type="float">
            <text:p>0.04229736328125</text:p>
          </table:table-cell>
          <table:table-cell office:value-type="float" office:value="0.06146240234375" calcext:value-type="float">
            <text:p>0.06146240234375</text:p>
          </table:table-cell>
          <table:table-cell office:value-type="float" office:value="-0.00408935546875" calcext:value-type="float">
            <text:p>-0.00408935546875</text:p>
          </table:table-cell>
          <table:table-cell office:value-type="float" office:value="0.9971923828125" calcext:value-type="float">
            <text:p>0.99719238281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11" office:value-type="float" office:value="255" calcext:value-type="float">
            <text:p>255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/>7]</text:p>
          </table:table-cell>
          <table:table-cell office:value-type="float" office:value="0.062255859375" calcext:value-type="float">
            <text:p>0.062255859375</text:p>
          </table:table-cell>
          <table:table-cell office:value-type="float" office:value="0.06048583984375" calcext:value-type="float">
            <text:p>0.06048583984375</text:p>
          </table:table-cell>
          <table:table-cell office:value-type="float" office:value="-0.00677490234375" calcext:value-type="float">
            <text:p>-0.00677490234375</text:p>
          </table:table-cell>
          <table:table-cell office:value-type="float" office:value="-1.0037841796875" calcext:value-type="float">
            <text:p>-1.0037841796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21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string" calcext:value-type="string">
            <text:p><text:s/>47]</text:p>
          </table:table-cell>
          <table:table-cell office:value-type="float" office:value="0.0704345703125" calcext:value-type="float">
            <text:p>0.0704345703125</text:p>
          </table:table-cell>
          <table:table-cell office:value-type="float" office:value="0.05975341796875" calcext:value-type="float">
            <text:p>0.05975341796875</text:p>
          </table:table-cell>
          <table:table-cell office:value-type="float" office:value="-0.00762939453125" calcext:value-type="float">
            <text:p>-0.00762939453125</text:p>
          </table:table-cell>
          <table:table-cell office:value-type="float" office:value="0.9957275390625" calcext:value-type="float">
            <text:p>0.99572753906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138" calcext:value-type="float">
            <text:p>13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string" calcext:value-type="string">
            <text:p><text:s/>191]</text:p>
          </table:table-cell>
          <table:table-cell office:value-type="float" office:value="0.05950927734375" calcext:value-type="float">
            <text:p>0.05950927734375</text:p>
          </table:table-cell>
          <table:table-cell office:value-type="float" office:value="0.0438232421875" calcext:value-type="float">
            <text:p>0.0438232421875</text:p>
          </table:table-cell>
          <table:table-cell office:value-type="float" office:value="-0.0081787109375" calcext:value-type="float">
            <text:p>-0.0081787109375</text:p>
          </table:table-cell>
          <table:table-cell office:value-type="float" office:value="0.99725341796875" calcext:value-type="float">
            <text:p>0.99725341796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127]</text:p>
          </table:table-cell>
          <table:table-cell office:value-type="float" office:value="0.06494140625" calcext:value-type="float">
            <text:p>0.06494140625</text:p>
          </table:table-cell>
          <table:table-cell office:value-type="float" office:value="0.06365966796875" calcext:value-type="float">
            <text:p>0.06365966796875</text:p>
          </table:table-cell>
          <table:table-cell office:value-type="float" office:value="-0.00836181640625" calcext:value-type="float">
            <text:p>-0.00836181640625</text:p>
          </table:table-cell>
          <table:table-cell office:value-type="float" office:value="0.995849609375" calcext:value-type="float">
            <text:p>0.9958496093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1138916015625" calcext:value-type="float">
            <text:p>0.1138916015625</text:p>
          </table:table-cell>
          <table:table-cell office:value-type="float" office:value="0.05401611328125" calcext:value-type="float">
            <text:p>0.05401611328125</text:p>
          </table:table-cell>
          <table:table-cell office:value-type="float" office:value="-0.01007080078125" calcext:value-type="float">
            <text:p>-0.01007080078125</text:p>
          </table:table-cell>
          <table:table-cell office:value-type="float" office:value="0.991943359375" calcext:value-type="float">
            <text:p>0.9919433593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1531982421875" calcext:value-type="float">
            <text:p>0.1531982421875</text:p>
          </table:table-cell>
          <table:table-cell office:value-type="float" office:value="0.06585693359375" calcext:value-type="float">
            <text:p>0.06585693359375</text:p>
          </table:table-cell>
          <table:table-cell office:value-type="float" office:value="-0.01141357421875" calcext:value-type="float">
            <text:p>-0.01141357421875</text:p>
          </table:table-cell>
          <table:table-cell office:value-type="float" office:value="0.98590087890625" calcext:value-type="float">
            <text:p>0.98590087890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15]</text:p>
          </table:table-cell>
          <table:table-cell office:value-type="float" office:value="0.20379638671875" calcext:value-type="float">
            <text:p>0.20379638671875</text:p>
          </table:table-cell>
          <table:table-cell office:value-type="float" office:value="0.06201171875" calcext:value-type="float">
            <text:p>0.06201171875</text:p>
          </table:table-cell>
          <table:table-cell office:value-type="float" office:value="-0.0135498046875" calcext:value-type="float">
            <text:p>-0.0135498046875</text:p>
          </table:table-cell>
          <table:table-cell office:value-type="float" office:value="0.9769287109375" calcext:value-type="float">
            <text:p>0.9769287109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31]</text:p>
          </table:table-cell>
          <table:table-cell office:value-type="float" office:value="0.25909423828125" calcext:value-type="float">
            <text:p>0.25909423828125</text:p>
          </table:table-cell>
          <table:table-cell office:value-type="float" office:value="0.06561279296875" calcext:value-type="float">
            <text:p>0.06561279296875</text:p>
          </table:table-cell>
          <table:table-cell office:value-type="float" office:value="-0.015380859375" calcext:value-type="float">
            <text:p>-0.015380859375</text:p>
          </table:table-cell>
          <table:table-cell office:value-type="float" office:value="0.9635009765625" calcext:value-type="float">
            <text:p>0.96350097656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151]</text:p>
          </table:table-cell>
          <table:table-cell office:value-type="float" office:value="0.3148193359375" calcext:value-type="float">
            <text:p>0.3148193359375</text:p>
          </table:table-cell>
          <table:table-cell office:value-type="float" office:value="0.06781005859375" calcext:value-type="float">
            <text:p>0.06781005859375</text:p>
          </table:table-cell>
          <table:table-cell office:value-type="float" office:value="-0.01806640625" calcext:value-type="float">
            <text:p>-0.01806640625</text:p>
          </table:table-cell>
          <table:table-cell office:value-type="float" office:value="0.946533203125" calcext:value-type="float">
            <text:p>0.9465332031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133" calcext:value-type="float">
            <text:p>13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float" office:value="255" calcext:value-type="float">
            <text:p>255</text:p>
          </table:table-cell>
          <table:table-cell office:value-type="string" calcext:value-type="string">
            <text:p><text:s/>167]</text:p>
          </table:table-cell>
          <table:table-cell office:value-type="float" office:value="0.36517333984375" calcext:value-type="float">
            <text:p>0.36517333984375</text:p>
          </table:table-cell>
          <table:table-cell office:value-type="float" office:value="0.06414794921875" calcext:value-type="float">
            <text:p>0.06414794921875</text:p>
          </table:table-cell>
          <table:table-cell office:value-type="float" office:value="-0.01947021484375" calcext:value-type="float">
            <text:p>-0.01947021484375</text:p>
          </table:table-cell>
          <table:table-cell office:value-type="float" office:value="0.92852783203125" calcext:value-type="float">
            <text:p>0.928527832031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11" office:value-type="float" office:value="255" calcext:value-type="float">
            <text:p>255</text:p>
          </table:table-cell>
          <table:table-cell office:value-type="string" calcext:value-type="string">
            <text:p><text:s/>111]</text:p>
          </table:table-cell>
          <table:table-cell office:value-type="float" office:value="0.3956298828125" calcext:value-type="float">
            <text:p>0.3956298828125</text:p>
          </table:table-cell>
          <table:table-cell office:value-type="float" office:value="0.07373046875" calcext:value-type="float">
            <text:p>0.07373046875</text:p>
          </table:table-cell>
          <table:table-cell office:value-type="float" office:value="-0.02410888671875" calcext:value-type="float">
            <text:p>-0.02410888671875</text:p>
          </table:table-cell>
          <table:table-cell office:value-type="float" office:value="0.91510009765625" calcext:value-type="float">
            <text:p>0.91510009765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27"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31]</text:p>
          </table:table-cell>
          <table:table-cell office:value-type="float" office:value="0.43341064453125" calcext:value-type="float">
            <text:p>0.43341064453125</text:p>
          </table:table-cell>
          <table:table-cell office:value-type="float" office:value="0.06951904296875" calcext:value-type="float">
            <text:p>0.06951904296875</text:p>
          </table:table-cell>
          <table:table-cell office:value-type="float" office:value="-0.0224609375" calcext:value-type="float">
            <text:p>-0.0224609375</text:p>
          </table:table-cell>
          <table:table-cell office:value-type="float" office:value="0.898193359375" calcext:value-type="float">
            <text:p>0.898193359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610595703125" calcext:value-type="float">
            <text:p>0.4610595703125</text:p>
          </table:table-cell>
          <table:table-cell office:value-type="float" office:value="0.06427001953125" calcext:value-type="float">
            <text:p>0.06427001953125</text:p>
          </table:table-cell>
          <table:table-cell office:value-type="float" office:value="-0.0216064453125" calcext:value-type="float">
            <text:p>-0.0216064453125</text:p>
          </table:table-cell>
          <table:table-cell office:value-type="float" office:value="0.884765625" calcext:value-type="float">
            <text:p>0.8847656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6661376953125" calcext:value-type="float">
            <text:p>0.46661376953125</text:p>
          </table:table-cell>
          <table:table-cell office:value-type="float" office:value="0.07281494140625" calcext:value-type="float">
            <text:p>0.07281494140625</text:p>
          </table:table-cell>
          <table:table-cell office:value-type="float" office:value="-0.02642822265625" calcext:value-type="float">
            <text:p>-0.02642822265625</text:p>
          </table:table-cell>
          <table:table-cell office:value-type="float" office:value="0.88104248046875" calcext:value-type="float">
            <text:p>0.88104248046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625" calcext:value-type="float">
            <text:p>0.5625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"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7003173828125" calcext:value-type="float">
            <text:p>0.47003173828125</text:p>
          </table:table-cell>
          <table:table-cell office:value-type="float" office:value="0.07061767578125" calcext:value-type="float">
            <text:p>0.07061767578125</text:p>
          </table:table-cell>
          <table:table-cell office:value-type="float" office:value="-0.0218505859375" calcext:value-type="float">
            <text:p>-0.0218505859375</text:p>
          </table:table-cell>
          <table:table-cell office:value-type="float" office:value="0.8795166015625" calcext:value-type="float">
            <text:p>0.8795166015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25" calcext:value-type="float">
            <text:p>0.312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55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539794921875" calcext:value-type="float">
            <text:p>0.4539794921875</text:p>
          </table:table-cell>
          <table:table-cell office:value-type="float" office:value="0.0701904296875" calcext:value-type="float">
            <text:p>0.0701904296875</text:p>
          </table:table-cell>
          <table:table-cell office:value-type="float" office:value="-0.02001953125" calcext:value-type="float">
            <text:p>-0.02001953125</text:p>
          </table:table-cell>
          <table:table-cell office:value-type="float" office:value="0.88800048828125" calcext:value-type="float">
            <text:p>0.88800048828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4058837890625" calcext:value-type="float">
            <text:p>0.4058837890625</text:p>
          </table:table-cell>
          <table:table-cell office:value-type="float" office:value="0.06927490234375" calcext:value-type="float">
            <text:p>0.06927490234375</text:p>
          </table:table-cell>
          <table:table-cell office:value-type="float" office:value="-0.01861572265625" calcext:value-type="float">
            <text:p>-0.01861572265625</text:p>
          </table:table-cell>
          <table:table-cell office:value-type="float" office:value="0.9111328125" calcext:value-type="float">
            <text:p>0.9111328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34228515625" calcext:value-type="float">
            <text:p>0.34228515625</text:p>
          </table:table-cell>
          <table:table-cell office:value-type="float" office:value="0.07073974609375" calcext:value-type="float">
            <text:p>0.07073974609375</text:p>
          </table:table-cell>
          <table:table-cell office:value-type="float" office:value="-0.015380859375" calcext:value-type="float">
            <text:p>-0.015380859375</text:p>
          </table:table-cell>
          <table:table-cell office:value-type="float" office:value="0.93682861328125" calcext:value-type="float">
            <text:p>0.93682861328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2763671875" calcext:value-type="float">
            <text:p>0.2763671875</text:p>
          </table:table-cell>
          <table:table-cell office:value-type="float" office:value="0.07080078125" calcext:value-type="float">
            <text:p>0.07080078125</text:p>
          </table:table-cell>
          <table:table-cell office:value-type="float" office:value="-0.0130615234375" calcext:value-type="float">
            <text:p>-0.0130615234375</text:p>
          </table:table-cell>
          <table:table-cell office:value-type="float" office:value="0.9583740234375" calcext:value-type="float">
            <text:p>0.9583740234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0.20965576171875" calcext:value-type="float">
            <text:p>0.20965576171875</text:p>
          </table:table-cell>
          <table:table-cell office:value-type="float" office:value="0.06793212890625" calcext:value-type="float">
            <text:p>0.06793212890625</text:p>
          </table:table-cell>
          <table:table-cell office:value-type="float" office:value="-0.0084228515625" calcext:value-type="float">
            <text:p>-0.0084228515625</text:p>
          </table:table-cell>
          <table:table-cell office:value-type="float" office:value="0.97540283203125" calcext:value-type="float">
            <text:p>0.97540283203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string" calcext:value-type="string">
            <text:p><text:s/>7]</text:p>
          </table:table-cell>
          <table:table-cell office:value-type="float" office:value="0.14202880859375" calcext:value-type="float">
            <text:p>0.14202880859375</text:p>
          </table:table-cell>
          <table:table-cell office:value-type="float" office:value="0.0677490234375" calcext:value-type="float">
            <text:p>0.0677490234375</text:p>
          </table:table-cell>
          <table:table-cell office:value-type="float" office:value="-0.00885009765625" calcext:value-type="float">
            <text:p>-0.00885009765625</text:p>
          </table:table-cell>
          <table:table-cell office:value-type="float" office:value="0.98748779296875" calcext:value-type="float">
            <text:p>0.98748779296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1"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7]</text:p>
          </table:table-cell>
          <table:table-cell office:value-type="float" office:value="0.07672119140625" calcext:value-type="float">
            <text:p>0.07672119140625</text:p>
          </table:table-cell>
          <table:table-cell office:value-type="float" office:value="0.06597900390625" calcext:value-type="float">
            <text:p>0.06597900390625</text:p>
          </table:table-cell>
          <table:table-cell office:value-type="float" office:value="-0.00732421875" calcext:value-type="float">
            <text:p>-0.00732421875</text:p>
          </table:table-cell>
          <table:table-cell office:value-type="float" office:value="0.99481201171875" calcext:value-type="float">
            <text:p>0.994812011718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0" office:value-type="float" office:value="15" calcext:value-type="float">
            <text:p>15</text:p>
          </table:table-cell>
          <table:table-cell office:value-type="string" calcext:value-type="string">
            <text:p><text:s/>15]</text:p>
          </table:table-cell>
          <table:table-cell office:value-type="float" office:value="0.01361083984375" calcext:value-type="float">
            <text:p>0.01361083984375</text:p>
          </table:table-cell>
          <table:table-cell office:value-type="float" office:value="0.06402587890625" calcext:value-type="float">
            <text:p>0.06402587890625</text:p>
          </table:table-cell>
          <table:table-cell office:value-type="float" office:value="-0.00469970703125" calcext:value-type="float">
            <text:p>-0.00469970703125</text:p>
          </table:table-cell>
          <table:table-cell office:value-type="float" office:value="0.99786376953125" calcext:value-type="float">
            <text:p>0.997863769531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9" office:value-type="float" office:value="15" calcext:value-type="float">
            <text:p>15</text:p>
          </table:table-cell>
          <table:table-cell office:value-type="string" calcext:value-type="string">
            <text:p><text:s/>15]</text:p>
          </table:table-cell>
          <table:table-cell office:value-type="float" office:value="-0.05316162109375" calcext:value-type="float">
            <text:p>-0.05316162109375</text:p>
          </table:table-cell>
          <table:table-cell office:value-type="float" office:value="0.05963134765625" calcext:value-type="float">
            <text:p>0.05963134765625</text:p>
          </table:table-cell>
          <table:table-cell office:value-type="float" office:value="-0.00164794921875" calcext:value-type="float">
            <text:p>-0.00164794921875</text:p>
          </table:table-cell>
          <table:table-cell office:value-type="float" office:value="0.996826171875" calcext:value-type="float">
            <text:p>0.996826171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3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3]</text:p>
          </table:table-cell>
          <table:table-cell office:value-type="float" office:value="-0.117919921875" calcext:value-type="float">
            <text:p>-0.117919921875</text:p>
          </table:table-cell>
          <table:table-cell office:value-type="float" office:value="0.05841064453125" calcext:value-type="float">
            <text:p>0.05841064453125</text:p>
          </table:table-cell>
          <table:table-cell office:value-type="float" office:value="0.000732421875" calcext:value-type="float">
            <text:p>0.000732421875</text:p>
          </table:table-cell>
          <table:table-cell office:value-type="float" office:value="0.99127197265625" calcext:value-type="float">
            <text:p>0.99127197265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55" calcext:value-type="float">
            <text:p>55</text:p>
          </table:table-cell>
          <table:table-cell table:number-columns-repeated="5" office:value-type="float" office:value="63" calcext:value-type="float">
            <text:p>63</text:p>
          </table:table-cell>
          <table:table-cell table:number-columns-repeated="5" office:value-type="float" office:value="55" calcext:value-type="float">
            <text:p>5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<text:s/>55]</text:p>
          </table:table-cell>
          <table:table-cell office:value-type="float" office:value="-0.18060302734375" calcext:value-type="float">
            <text:p>-0.1806030273437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0323486328125" calcext:value-type="float">
            <text:p>0.00323486328125</text:p>
          </table:table-cell>
          <table:table-cell office:value-type="float" office:value="0.98193359375" calcext:value-type="float">
            <text:p>0.981933593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5</text:p>
          </table:table-cell>
          <table:table-cell table:number-columns-repeated="6" office:value-type="float" office:value="63" calcext:value-type="float">
            <text:p>63</text:p>
          </table:table-cell>
          <table:table-cell table:number-columns-repeated="5" office:value-type="float" office:value="71" calcext:value-type="float">
            <text:p>71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3" office:value-type="float" office:value="87" calcext:value-type="float">
            <text:p>87</text:p>
          </table:table-cell>
          <table:table-cell office:value-type="string" calcext:value-type="string">
            <text:p><text:s/>87]</text:p>
          </table:table-cell>
          <table:table-cell office:value-type="float" office:value="-0.212890625" calcext:value-type="float">
            <text:p>-0.212890625</text:p>
          </table:table-cell>
          <table:table-cell office:value-type="float" office:value="0.0560302734375" calcext:value-type="float">
            <text:p>0.0560302734375</text:p>
          </table:table-cell>
          <table:table-cell office:value-type="float" office:value="0.004638671875" calcext:value-type="float">
            <text:p>0.004638671875</text:p>
          </table:table-cell>
          <table:table-cell office:value-type="float" office:value="0.9754638671875" calcext:value-type="float">
            <text:p>0.975463867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-0.20806884765625" calcext:value-type="float">
            <text:p>-0.20806884765625</text:p>
          </table:table-cell>
          <table:table-cell office:value-type="float" office:value="0.0570068359375" calcext:value-type="float">
            <text:p>0.0570068359375</text:p>
          </table:table-cell>
          <table:table-cell office:value-type="float" office:value="0.0045166015625" calcext:value-type="float">
            <text:p>0.0045166015625</text:p>
          </table:table-cell>
          <table:table-cell office:value-type="float" office:value="0.9764404296875" calcext:value-type="float">
            <text:p>0.9764404296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-0.1971435546875" calcext:value-type="float">
            <text:p>-0.1971435546875</text:p>
          </table:table-cell>
          <table:table-cell office:value-type="float" office:value="0.06402587890625" calcext:value-type="float">
            <text:p>0.06402587890625</text:p>
          </table:table-cell>
          <table:table-cell office:value-type="float" office:value="0.00555419921875" calcext:value-type="float">
            <text:p>0.00555419921875</text:p>
          </table:table-cell>
          <table:table-cell office:value-type="float" office:value="0.978271484375" calcext:value-type="float">
            <text:p>0.9782714843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-0.19268798828125" calcext:value-type="float">
            <text:p>-0.19268798828125</text:p>
          </table:table-cell>
          <table:table-cell office:value-type="float" office:value="0.059326171875" calcext:value-type="float">
            <text:p>0.059326171875</text:p>
          </table:table-cell>
          <table:table-cell office:value-type="float" office:value="0.004638671875" calcext:value-type="float">
            <text:p>0.004638671875</text:p>
          </table:table-cell>
          <table:table-cell office:value-type="float" office:value="0.97943115234375" calcext:value-type="float">
            <text:p>0.979431152343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-0.18389892578125" calcext:value-type="float">
            <text:p>-0.18389892578125</text:p>
          </table:table-cell>
          <table:table-cell office:value-type="float" office:value="0.06146240234375" calcext:value-type="float">
            <text:p>0.06146240234375</text:p>
          </table:table-cell>
          <table:table-cell office:value-type="float" office:value="0.0042724609375" calcext:value-type="float">
            <text:p>0.0042724609375</text:p>
          </table:table-cell>
          <table:table-cell office:value-type="float" office:value="0.98101806640625" calcext:value-type="float">
            <text:p>0.981018066406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-0.1734619140625" calcext:value-type="float">
            <text:p>-0.1734619140625</text:p>
          </table:table-cell>
          <table:table-cell office:value-type="float" office:value="0.0628662109375" calcext:value-type="float">
            <text:p>0.0628662109375</text:p>
          </table:table-cell>
          <table:table-cell office:value-type="float" office:value="0.0047607421875" calcext:value-type="float">
            <text:p>0.0047607421875</text:p>
          </table:table-cell>
          <table:table-cell office:value-type="float" office:value="0.98284912109375" calcext:value-type="float">
            <text:p>0.982849121093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-0.14501953125" calcext:value-type="float">
            <text:p>-0.14501953125</text:p>
          </table:table-cell>
          <table:table-cell office:value-type="float" office:value="0.06536865234375" calcext:value-type="float">
            <text:p>0.06536865234375</text:p>
          </table:table-cell>
          <table:table-cell office:value-type="float" office:value="0.0035400390625" calcext:value-type="float">
            <text:p>0.0035400390625</text:p>
          </table:table-cell>
          <table:table-cell office:value-type="float" office:value="0.98724365234375" calcext:value-type="float">
            <text:p>0.98724365234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<text:s/>0]</text:p>
          </table:table-cell>
          <table:table-cell office:value-type="float" office:value="-0.0804443359375" calcext:value-type="float">
            <text:p>-0.0804443359375</text:p>
          </table:table-cell>
          <table:table-cell office:value-type="float" office:value="0.06787109375" calcext:value-type="float">
            <text:p>0.06787109375</text:p>
          </table:table-cell>
          <table:table-cell office:value-type="float" office:value="-0.01287841796875" calcext:value-type="float">
            <text:p>-0.01287841796875</text:p>
          </table:table-cell>
          <table:table-cell office:value-type="float" office:value="0.994384765625" calcext:value-type="float">
            <text:p>0.99438476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0T23:42:46.804930740</meta:creation-date>
    <dc:date>2021-06-26T18:12:37.799419935</dc:date>
    <meta:editing-duration>P5DT15H26M4S</meta:editing-duration>
    <meta:editing-cycles>4</meta:editing-cycles>
    <meta:generator>LibreOffice/5.4.1.2$MacOSX_X86_64 LibreOffice_project/ea7cb86e6eeb2bf3a5af73a8f7777ac570321527</meta:generator>
    <meta:document-statistic meta:table-count="2" meta:cell-count="4580" meta:object-count="0"/>
  </office:meta>
</office:document-meta>
</file>